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6cm" fo:margin-left="-0.15cm" table:align="left" style:writing-mode="lr-tb"/>
    </style:style>
    <style:style style:name="Tableau1.A" style:family="table-column">
      <style:table-column-properties style:column-width="4.886cm"/>
    </style:style>
    <style:style style:name="Tableau1.C" style:family="table-column">
      <style:table-column-properties style:column-width="4.888cm"/>
    </style:style>
    <style:style style:name="Tableau1.D" style:family="table-column">
      <style:table-column-properties style:column-width="4.94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ffc000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d9d9d9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au1.D1" style:family="table-cell">
      <style:table-cell-properties style:vertical-align="top" fo:background-color="#d9d9d9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au1.C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au1.D2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5pt" style:font-name-asian="Arial" style:font-size-asian="5pt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>
      <style:paragraph-properties fo:text-align="end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</style:style>
    <style:style style:name="P15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632423" style:font-name="Arial" fo:font-size="12pt" fo:font-weight="bold" style:font-size-asian="12pt" style:font-weight-asian="bold" style:font-name-complex="Arial" style:font-size-complex="12pt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244061" style:font-name="Arial" fo:font-size="12pt" fo:font-weight="bold" style:font-size-asian="12pt" style:font-weight-asian="bold" style:font-name-complex="Arial" style:font-size-complex="12pt"/>
    </style:style>
    <style:style style:name="P17" style:family="paragraph" style:parent-style-name="Standard">
      <style:paragraph-properties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000080" style:font-name="Arial" fo:font-size="5pt" style:font-size-asian="5pt" style:font-name-complex="Arial" style:font-size-complex="5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P20" style:family="paragraph" style:parent-style-name="Standard">
      <style:paragraph-properties>
        <style:tab-stops>
          <style:tab-stop style:position="2.501cm"/>
          <style:tab-stop style:position="9.753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2.501cm"/>
          <style:tab-stop style:position="9.753cm"/>
        </style:tab-stops>
      </style:paragraph-properties>
      <style:text-properties fo:color="#0000ff"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fo:margin-left="3.251cm" fo:margin-right="0cm" fo:text-indent="0cm" style:auto-text-indent="false">
        <style:tab-stops>
          <style:tab-stop style:position="10.502cm"/>
        </style:tab-stops>
      </style:paragraph-properties>
      <style:text-properties fo:color="#000000" fo:font-size="12pt" style:font-size-asian="12pt" style:font-size-complex="12pt"/>
    </style:style>
    <style:style style:name="P23" style:family="paragraph" style:parent-style-name="Standard">
      <style:paragraph-properties fo:margin-left="0.25cm" fo:margin-right="0cm" fo:text-indent="0cm" style:auto-text-indent="false">
        <style:tab-stops>
          <style:tab-stop style:position="10.753cm"/>
        </style:tab-stops>
      </style:paragraph-properties>
    </style:style>
    <style:style style:name="P24" style:family="paragraph" style:parent-style-name="Standard">
      <style:paragraph-properties fo:margin-left="0.25cm" fo:margin-right="0cm" fo:text-indent="0cm" style:auto-text-indent="false">
        <style:tab-stops>
          <style:tab-stop style:position="8.001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25" style:family="paragraph" style:parent-style-name="Standard">
      <style:paragraph-properties fo:margin-left="0.25cm" fo:margin-right="0cm" fo:text-align="center" style:justify-single-word="false" fo:text-indent="0cm" style:auto-text-indent="false">
        <style:tab-stops>
          <style:tab-stop style:position="5.001cm"/>
          <style:tab-stop style:position="10.753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26" style:family="paragraph" style:parent-style-name="Standard">
      <style:paragraph-properties fo:margin-left="0.25cm" fo:margin-right="0cm" fo:text-indent="0cm" style:auto-text-indent="false">
        <style:tab-stops>
          <style:tab-stop style:position="5.752cm"/>
          <style:tab-stop style:position="12.002cm"/>
        </style:tab-stops>
      </style:paragraph-properties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5.001cm"/>
          <style:tab-stop style:position="10.753cm"/>
        </style:tab-stops>
      </style:paragraph-properties>
    </style:style>
    <style:style style:name="P28" style:family="paragraph" style:parent-style-name="Standard">
      <style:paragraph-properties fo:margin-left="0.751cm" fo:margin-right="0cm" fo:text-indent="0cm" style:auto-text-indent="false">
        <style:tab-stops>
          <style:tab-stop style:position="8.001cm"/>
        </style:tab-stops>
      </style:paragraph-properties>
    </style:style>
    <style:style style:name="P29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30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1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0cm"/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color="#000080"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P32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color="#000080" style:font-name="Arial" fo:font-style="italic" style:font-style-asian="italic" style:font-name-complex="Arial"/>
    </style:style>
    <style:style style:name="P33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0cm"/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</style:style>
    <style:style style:name="P34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1.251cm"/>
          <style:tab-stop style:position="3.752cm"/>
          <style:tab-stop style:position="7.502cm"/>
          <style:tab-stop style:position="10.001cm"/>
          <style:tab-stop style:position="14.002cm"/>
          <style:tab-stop style:position="16.252cm"/>
        </style:tab-stops>
      </style:paragraph-properties>
    </style:style>
    <style:style style:name="P35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</style:style>
    <style:style style:name="P36" style:family="paragraph" style:parent-style-name="Standard">
      <style:paragraph-properties fo:margin-left="0cm" fo:margin-right="0.097cm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color="#ff0000" style:font-name="Arial" fo:font-size="13pt" fo:font-weight="bold" style:font-size-asian="13pt" style:font-weight-asian="bold" style:font-name-complex="Arial" style:font-size-complex="13pt"/>
    </style:style>
    <style:style style:name="P37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left="0cm" fo:margin-right="0.097cm" fo:text-align="center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color="#ff0000" fo:font-size="7pt" fo:language="fr" fo:country="FR" fo:font-weight="bold" style:font-size-asian="7pt" style:language-asian="fr" style:country-asian="FR" style:font-weight-asian="bold" style:font-size-complex="7pt"/>
    </style:style>
    <style:style style:name="P39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font-variant="small-caps" fo:color="#17365d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40" style:family="paragraph" style:parent-style-name="Standard">
      <style:paragraph-properties fo:margin-left="0cm" fo:margin-right="0.049cm" fo:text-align="justify" style:justify-single-word="false" fo:text-indent="0cm" style:auto-text-indent="false">
        <style:tab-stops>
          <style:tab-stop style:position="1.251cm"/>
          <style:tab-stop style:position="5.001cm"/>
          <style:tab-stop style:position="5.502cm"/>
          <style:tab-stop style:position="19.253cm"/>
        </style:tab-stops>
      </style:paragraph-properties>
      <style:text-properties fo:color="#ff0000" style:font-name="Arial" fo:font-weight="bold" style:font-weight-asian="bold" style:font-name-complex="Arial"/>
    </style:style>
    <style:style style:name="P41" style:family="paragraph" style:parent-style-name="Standard">
      <style:paragraph-properties fo:margin-left="0cm" fo:margin-right="0.049cm" fo:text-align="justify" style:justify-single-word="false" fo:text-indent="0cm" style:auto-text-indent="false">
        <style:tab-stops>
          <style:tab-stop style:position="1.251cm"/>
          <style:tab-stop style:position="5.001cm"/>
          <style:tab-stop style:position="5.502cm"/>
          <style:tab-stop style:position="8.502cm"/>
          <style:tab-stop style:position="11.001cm"/>
          <style:tab-stop style:position="14.534cm"/>
          <style:tab-stop style:position="19.253cm"/>
        </style:tab-stops>
      </style:paragraph-properties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42" style:family="paragraph" style:parent-style-name="Standard" style:list-style-name="WW8Num3">
      <style:paragraph-properties fo:margin-left="2.251cm" fo:margin-right="0.049cm" fo:text-indent="-0.635cm" style:auto-text-indent="false">
        <style:tab-stops>
          <style:tab-stop style:position="2.251cm"/>
          <style:tab-stop style:position="5.502cm"/>
          <style:tab-stop style:position="8.502cm"/>
          <style:tab-stop style:position="11.001cm"/>
          <style:tab-stop style:position="14.534cm"/>
          <style:tab-stop style:position="19.253cm"/>
        </style:tab-stops>
      </style:paragraph-properties>
    </style:style>
    <style:style style:name="P43" style:family="paragraph" style:parent-style-name="Standard">
      <style:paragraph-properties fo:margin-left="2.251cm" fo:margin-right="0.049cm" fo:text-indent="0cm" style:auto-text-indent="false">
        <style:tab-stops>
          <style:tab-stop style:position="2.251cm"/>
          <style:tab-stop style:position="5.001cm"/>
          <style:tab-stop style:position="5.502cm"/>
          <style:tab-stop style:position="8.502cm"/>
          <style:tab-stop style:position="11.001cm"/>
          <style:tab-stop style:position="14.534cm"/>
          <style:tab-stop style:position="19.253cm"/>
        </style:tab-stops>
      </style:paragraph-properties>
      <style:text-properties fo:color="#000000"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44" style:family="paragraph" style:parent-style-name="Standard">
      <style:paragraph-properties fo:margin-left="0.25cm" fo:margin-right="0.298cm" fo:text-align="center" style:justify-single-word="false" fo:text-indent="0cm" style:auto-text-indent="false">
        <style:tab-stops>
          <style:tab-stop style:position="1.251cm"/>
          <style:tab-stop style:position="5.001cm"/>
          <style:tab-stop style:position="5.502cm"/>
          <style:tab-stop style:position="6.502cm"/>
        </style:tab-stops>
      </style:paragraph-properties>
      <style:text-properties fo:color="#943634" style:font-name="Arial" fo:font-size="13pt" fo:font-weight="bold" style:font-size-asian="13pt" style:font-weight-asian="bold" style:font-name-complex="Arial" style:font-size-complex="13pt"/>
    </style:style>
    <style:style style:name="P45" style:family="paragraph" style:parent-style-name="Standard">
      <style:paragraph-properties fo:margin-left="2.251cm" fo:margin-right="0.097cm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</style:style>
    <style:style style:name="P46" style:family="paragraph" style:parent-style-name="Standard">
      <style:paragraph-properties fo:margin-left="0.25cm" fo:margin-right="0.097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</style:style>
    <style:style style:name="P47" style:family="paragraph" style:parent-style-name="Standard">
      <style:paragraph-properties fo:margin-left="0.751cm" fo:margin-right="-0.533cm" fo:text-align="justify" style:justify-single-word="false" fo:text-indent="0cm" style:auto-text-indent="false">
        <style:tab-stops>
          <style:tab-stop style:position="1.251cm"/>
          <style:tab-stop style:position="7.973cm"/>
          <style:tab-stop style:position="14.534cm"/>
        </style:tab-stops>
      </style:paragraph-properties>
      <style:text-properties style:font-name-asian="Wingdings"/>
    </style:style>
    <style:style style:name="P48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0.501cm"/>
          <style:tab-stop style:position="7.973cm"/>
          <style:tab-stop style:position="14.534cm"/>
        </style:tab-stops>
      </style:paragraph-properties>
      <style:text-properties style:font-name="Arial" fo:font-size="6pt" style:font-name-asian="Wingdings" style:font-size-asian="6pt" style:font-name-complex="Arial" style:font-size-complex="6pt"/>
    </style:style>
    <style:style style:name="P49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0.501cm"/>
          <style:tab-stop style:position="7.973cm"/>
          <style:tab-stop style:position="14.534cm"/>
        </style:tab-stops>
      </style:paragraph-properties>
      <style:text-properties style:font-name="Arial" fo:font-size="12pt" style:font-name-asian="Wingdings" style:font-size-asian="12pt" style:font-name-complex="Arial" style:font-size-complex="12pt"/>
    </style:style>
    <style:style style:name="P50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="Arial" fo:font-size="5pt" style:font-name-asian="Wingdings" style:font-size-asian="5pt" style:font-name-complex="Arial" style:font-size-complex="5pt"/>
    </style:style>
    <style:style style:name="P51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font-size="5pt" style:font-name-asian="Wingdings" style:font-size-asian="5pt" style:font-size-complex="5pt"/>
    </style:style>
    <style:style style:name="P52" style:family="paragraph" style:parent-style-name="Standard">
      <style:paragraph-properties fo:margin-left="0cm" fo:margin-right="-0.533cm" fo:text-align="end" style:justify-single-word="false" fo:text-indent="0cm" style:auto-text-indent="false">
        <style:tab-stops>
          <style:tab-stop style:position="10.001cm"/>
          <style:tab-stop style:position="14.534cm"/>
        </style:tab-stops>
      </style:paragraph-properties>
      <style:text-properties fo:color="#000080" style:font-name="Arial" fo:font-size="9pt" fo:font-weight="bold" style:font-name-asian="Wingdings" style:font-size-asian="9pt" style:font-weight-asian="bold" style:font-name-complex="Arial" style:font-size-complex="9pt"/>
    </style:style>
    <style:style style:name="P53" style:family="paragraph" style:parent-style-name="Standard">
      <style:paragraph-properties fo:margin-left="1.752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font-variant="small-caps" fo:color="#000080" style:font-name="Arial" fo:font-size="8pt" fo:font-weight="bold" style:font-name-asian="Wingdings" style:font-size-asian="8pt" style:font-weight-asian="bold" style:font-name-complex="Arial" style:font-size-complex="8pt"/>
    </style:style>
    <style:style style:name="P54" style:family="paragraph" style:parent-style-name="Standard">
      <style:paragraph-properties fo:margin-left="1.752cm" fo:margin-right="-0.533cm" fo:text-align="end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</style:style>
    <style:style style:name="P55" style:family="paragraph" style:parent-style-name="Standard">
      <style:paragraph-properties fo:margin-left="1.752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-asian="Wingdings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Arial" fo:font-size="8pt" fo:font-weight="bold" style:font-size-asian="8pt" style:font-weight-asian="bold" style:font-name-complex="Arial" style:font-size-complex="8pt"/>
    </style:style>
    <style:style style:name="P57" style:family="paragraph" style:parent-style-name="Footer">
      <style:text-properties fo:color="#a50021" style:font-name="Arial" fo:font-size="8pt" fo:font-weight="bold" style:font-size-asian="8pt" style:font-weight-asian="bold" style:font-name-complex="Arial" style:font-size-complex="11pt" style:font-weight-complex="bold"/>
    </style:style>
    <style:style style:name="P58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color="#a50021" style:font-name="Arial" fo:font-size="8pt" style:font-size-asian="8pt" style:font-name-complex="Arial" style:font-size-complex="11pt" style:font-weight-complex="bold"/>
    </style:style>
    <style:style style:name="P5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8pt" fo:font-weight="bold" style:font-name-asian="Wingdings" style:font-size-asian="8pt" style:font-weight-asian="bold" style:font-name-complex="Arial" style:font-size-complex="8pt"/>
    </style:style>
    <style:style style:name="T4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T5" style:family="text">
      <style:text-properties style:font-name="Arial" fo:font-size="13pt" fo:font-weight="bold" style:font-name-asian="Arial" style:font-size-asian="13pt" style:font-weight-asian="bold" style:font-name-complex="Arial" style:font-size-complex="13pt"/>
    </style:style>
    <style:style style:name="T6" style:family="text"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T7" style:family="text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style:font-name="Arial" fo:font-size="12pt" fo:font-weight="bold" officeooo:rsid="0012b108" style:font-size-asian="12pt" style:font-weight-asian="bold" style:font-name-complex="Arial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12" style:family="text">
      <style:text-properties style:font-name="Arial" fo:font-size="12pt" style:font-size-asian="12pt" style:font-name-complex="Arial" style:font-size-complex="12pt"/>
    </style:style>
    <style:style style:name="T13" style:family="text">
      <style:text-properties style:font-name="Arial" fo:font-weight="bold" style:font-weight-asian="bold" style:font-name-complex="Arial"/>
    </style:style>
    <style:style style:name="T1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5" style:family="text">
      <style:text-properties style:font-name="Arial" fo:font-size="11pt" style:font-size-asian="11pt" style:font-name-complex="Arial" style:font-size-complex="11pt"/>
    </style:style>
    <style:style style:name="T1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7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18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/>
    </style:style>
    <style:style style:name="T19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/>
    </style:style>
    <style:style style:name="T20" style:family="text">
      <style:text-properties style:font-name="Arial" style:font-name-complex="Arial"/>
    </style:style>
    <style:style style:name="T21" style:family="text">
      <style:text-properties style:font-name="Arial" officeooo:rsid="001465a0" style:font-name-complex="Arial"/>
    </style:style>
    <style:style style:name="T22" style:family="text">
      <style:text-properties style:font-name="Arial" officeooo:rsid="00165635" style:font-name-complex="Arial"/>
    </style:style>
    <style:style style:name="T23" style:family="text">
      <style:text-properties style:font-name="Arial" fo:font-size="5pt" style:font-size-asian="5pt" style:font-name-complex="Arial" style:font-size-complex="5pt"/>
    </style:style>
    <style:style style:name="T24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25" style:family="text">
      <style:text-properties style:font-name="Arial" fo:language="fr" fo:country="FR" style:language-asian="fr" style:country-asian="FR" style:font-name-complex="Arial"/>
    </style:style>
    <style:style style:name="T26" style:family="text">
      <style:text-properties fo:color="#ff0000" style:font-name="Arial" fo:font-size="8pt" fo:font-weight="bold" style:font-size-asian="8pt" style:font-weight-asian="bold" style:font-name-complex="Arial" style:font-size-complex="8pt"/>
    </style:style>
    <style:style style:name="T27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ff0000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29" style:family="text"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T30" style:family="text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1" style:family="text">
      <style:text-properties fo:color="#ff0000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2" style:family="text"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T33" style:family="text">
      <style:text-properties fo:color="#ff0000" style:font-name="Arial" fo:font-size="12pt" style:font-size-asian="12pt" style:font-name-complex="Arial" style:font-size-complex="12pt"/>
    </style:style>
    <style:style style:name="T34" style:family="text">
      <style:text-properties fo:color="#000000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5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36" style:family="text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7" style:family="text">
      <style:text-properties fo:color="#000000" style:font-name="Arial" fo:font-size="13pt" fo:font-weight="bold" style:font-size-asian="13pt" style:font-weight-asian="bold" style:font-name-complex="Arial" style:font-size-complex="13pt"/>
    </style:style>
    <style:style style:name="T38" style:family="text">
      <style:text-properties fo:color="#000000" fo:font-size="12pt" style:font-size-asian="12pt" style:font-size-complex="12pt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color="#0000ff" fo:font-size="18pt" style:font-size-asian="18pt" style:font-size-complex="18pt"/>
    </style:style>
    <style:style style:name="T41" style:family="text">
      <style:text-properties fo:color="#632423" style:font-name="Arial" fo:font-size="12pt" fo:font-weight="bold" style:font-size-asian="12pt" style:font-weight-asian="bold" style:font-name-complex="Arial" style:font-size-complex="12pt"/>
    </style:style>
    <style:style style:name="T42" style:family="text">
      <style:text-properties fo:color="#632423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43" style:family="text">
      <style:text-properties fo:color="#1f497d" style:font-name="Arial" fo:font-size="12pt" fo:font-weight="bold" style:font-size-asian="12pt" style:font-weight-asian="bold" style:font-name-complex="Arial" style:font-size-complex="12pt"/>
    </style:style>
    <style:style style:name="T44" style:family="text">
      <style:text-properties fo:color="#1f497d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45" style:family="text">
      <style:text-properties fo:color="#244061" style:font-name="Arial" fo:font-size="11pt" fo:font-weight="bold" style:font-size-asian="11pt" style:font-weight-asian="bold" style:font-name-complex="Arial" style:font-size-complex="11pt"/>
    </style:style>
    <style:style style:name="T46" style:family="text">
      <style:text-properties fo:color="#000080"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T47" style:family="text">
      <style:text-properties fo:color="#000080" style:font-name="Arial" fo:font-size="8pt" fo:font-weight="bold" style:font-name-asian="Wingdings" style:font-size-asian="8pt" style:font-weight-asian="bold" style:font-name-complex="Arial" style:font-size-complex="8pt"/>
    </style:style>
    <style:style style:name="T48" style:family="text">
      <style:text-properties fo:color="#000080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49" style:family="text">
      <style:text-properties fo:color="#000080" style:font-name="Arial" fo:font-size="14pt" style:font-size-asian="14pt" style:font-name-complex="Arial" style:font-size-complex="14pt"/>
    </style:style>
    <style:style style:name="T50" style:family="text">
      <style:text-properties fo:color="#000080" style:font-name="Arial" fo:font-size="13pt" fo:font-weight="bold" style:font-size-asian="13pt" style:font-weight-asian="bold" style:font-name-complex="Arial" style:font-size-complex="13pt"/>
    </style:style>
    <style:style style:name="T51" style:family="text">
      <style:text-properties fo:color="#000080" style:font-name="Arial" fo:font-style="italic" style:font-style-asian="italic" style:font-name-complex="Arial"/>
    </style:style>
    <style:style style:name="T52" style:family="text">
      <style:text-properties fo:color="#000080" style:font-name="Arial" fo:font-size="12pt" fo:font-weight="bold" style:font-size-asian="12pt" style:font-weight-asian="bold" style:font-name-complex="Arial" style:font-size-complex="12pt"/>
    </style:style>
    <style:style style:name="T53" style:family="text">
      <style:text-properties fo:color="#000080" style:font-name="Arial" fo:font-size="11pt" fo:font-weight="bold" style:font-size-asian="11pt" style:font-weight-asian="bold" style:font-name-complex="Arial" style:font-size-complex="11pt"/>
    </style:style>
    <style:style style:name="T54" style:family="text">
      <style:text-properties fo:color="#000080" style:font-name="Arial" fo:font-size="9pt" fo:font-weight="bold" style:font-size-asian="9pt" style:font-weight-asian="bold" style:font-name-complex="Arial" style:font-size-complex="9pt"/>
    </style:style>
    <style:style style:name="T55" style:family="text">
      <style:text-properties fo:font-size="5pt" style:font-size-asian="5pt" style:font-size-complex="5pt"/>
    </style:style>
    <style:style style:name="T56" style:family="text">
      <style:text-properties fo:color="#943634" style:font-name="Arial" fo:font-size="13pt" fo:font-weight="bold" style:font-size-asian="13pt" style:font-weight-asian="bold" style:font-name-complex="Arial" style:font-size-complex="13pt"/>
    </style:style>
    <style:style style:name="T57" style:family="text">
      <style:text-properties fo:color="#943634" style:font-name="Arial" fo:font-size="12pt" fo:font-weight="bold" style:font-size-asian="12pt" style:font-weight-asian="bold" style:font-name-complex="Arial" style:font-size-complex="12pt"/>
    </style:style>
    <style:style style:name="T58" style:family="text">
      <style:text-properties fo:color="#943634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59" style:family="text">
      <style:text-properties fo:font-variant="small-caps" fo:color="#17365d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T60" style:family="text">
      <style:text-properties fo:font-variant="small-caps" fo:color="#000080" style:font-name="Arial" fo:font-size="8pt" fo:font-weight="bold" style:font-size-asian="8pt" style:font-weight-asian="bold" style:font-name-complex="Arial" style:font-size-complex="8pt"/>
    </style:style>
    <style:style style:name="T61" style:family="text">
      <style:text-properties fo:font-variant="small-caps" fo:color="#000080" style:font-name="Arial" fo:font-size="8pt" fo:font-weight="bold" style:font-name-asian="Wingdings" style:font-size-asian="8pt" style:font-weight-asian="bold" style:font-name-complex="Arial" style:font-size-complex="8pt"/>
    </style:style>
    <style:style style:name="T62" style:family="text">
      <style:text-properties fo:color="#17365d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63" style:family="text">
      <style:text-properties fo:text-transform="uppercase" fo:color="#17365d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64" style:family="text">
      <style:text-properties fo:color="#548dd4" style:font-name="Arial" fo:font-size="11pt" fo:font-weight="bold" style:font-size-asian="11pt" style:font-weight-asian="bold" style:font-name-complex="Arial" style:font-size-complex="11pt"/>
    </style:style>
    <style:style style:name="T65" style:family="text">
      <style:text-properties style:font-name="Wingdings" fo:font-size="11pt" style:font-size-asian="11pt" style:font-name-complex="Wingdings" style:font-size-complex="11pt"/>
    </style:style>
    <style:style style:name="gr1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212cm" svg:stroke-color="#000000" draw:marker-end="msArrowEnd_20_5" draw:marker-end-width="0.635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18"><text:span text:style-name="T4">IMPRIME A RENSEIGNER OBLIGATOIREMENT PAR <text:s/>LES ETUDIANTS / </text:span><text:span text:style-name="T6">3A PNS</text:span></text:p>
      <text:p text:style-name="P19"/>
      <text:p text:style-name="P20"><text:span text:style-name="T9"><text:tab/></text:span><text:span text:style-name="T11">à remplir et à renvoyer par mail </text:span><text:span text:style-name="T34">à</text:span><text:span text:style-name="T38"> :</text:span><text:span text:style-name="T4"><text:tab/></text:span><text:a xlink:type="simple" xlink:href="mailto:repns@phelma.grenoble-inp.fr" text:style-name="Internet_20_link" text:visited-style-name="Visited_20_Internet_20_Link"><text:span text:style-name="Internet_20_link"><text:span text:style-name="T39">repns@phelma.grenoble-inp.fr</text:span></text:span></text:a></text:p>
      <text:p text:style-name="P21"/>
      <text:p text:style-name="P22"><text:tab/></text:p>
      <text:p text:style-name="P23"><text:span text:style-name="T4">NOM / Prénom ETUDIANT </text:span><text:span text:style-name="T9">: <text:s/></text:span><field:fieldmark-start text:name="__Fieldmark__11_1051693303" field:type="vnd.oasis.opendocument.field.FORMTEXT"><field:param field:name="Description" field:value=""/><field:param field:name="Name" field:value="Texte1"/></field:fieldmark-start><text:span text:style-name="T10">Félix Piédallu</text:span><field:fieldmark-end/><text:span text:style-name="T9"><text:tab/></text:span></text:p>
      <text:p text:style-name="P24"/>
      <text:p text:style-name="P28"><text:span text:style-name="T14">si semestre à choix ou Double-Diplôme, préciser lequel</text:span><text:span text:style-name="T8"> : </text:span><field:fieldmark-start text:name="__Fieldmark__12_1051693303" field:type="vnd.oasis.opendocument.field.FORMTEXT"><field:param field:name="Description" field:value=""/><field:param field:name="Name" field:value="Texte13"/></field:fieldmark-start><text:span text:style-name="T9">     </text:span><field:fieldmark-end/></text:p>
      <text:p text:style-name="P24"/>
      <text:p text:style-name="P26"><text:span text:style-name="T9">Dates de votre stage <text:tab/>du : </text:span><field:fieldmark-start text:name="__Fieldmark__13_1051693303" field:type="vnd.oasis.opendocument.field.FORMTEXT"><field:param field:name="Description" field:value=""/><field:param field:name="Name" field:value="Texte13"/></field:fieldmark-start><text:span text:style-name="T10">22 Février 2016</text:span><field:fieldmark-end/><text:span text:style-name="T9"><text:tab/>au : </text:span><field:fieldmark-start text:name="__Fieldmark__14_1051693303" field:type="vnd.oasis.opendocument.field.FORMTEXT"><field:param field:name="Description" field:value=""/><field:param field:name="Name" field:value="Texte14"/></field:fieldmark-start><text:span text:style-name="T10">22 Juillet 2016</text:span><field:fieldmark-end/></text:p>
      <text:p text:style-name="P25"/>
      <text:p text:style-name="P27"><text:span text:style-name="T9">Lieu du stage (Code postal - Ville) : </text:span><field:fieldmark-start text:name="__Fieldmark__15_1051693303" field:type="vnd.oasis.opendocument.field.FORMTEXT"><field:param field:name="Description" field:value=""/><field:param field:name="Name" field:value="Texte1"/></field:fieldmark-start><text:span text:style-name="T10">Grenoble, 38000</text:span><field:fieldmark-end/></text:p>
      <text:p text:style-name="P9"/>
      <text:p text:style-name="P11"/>
      <text:p text:style-name="P1"><text:span text:style-name="T27">Vous devez consulter le tableau ci-dessous pour connaitre</text:span></text:p>
      <text:p text:style-name="P1"><text:span text:style-name="T27">votre </text:span><text:span text:style-name="T28">période de soutenance</text:span><text:span text:style-name="T27"> et votre </text:span><text:span text:style-name="T28">date de jury</text:span></text:p>
      <text:p text:style-name="P10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/>
            <text:p text:style-name="P14"><draw:line text:anchor-type="char" draw:z-index="3" draw:style-name="gr2" draw:text-style-name="P59" svg:x1="-3.519cm" svg:y1="0.607cm" svg:x2="-2.09cm" svg:y2="0.607cm"><text:p/></draw:line><text:span text:style-name="T9">Date Fin de PFE</text:span></text:p>
          </table:table-cell>
          <table:table-cell table:style-name="Tableau1.B1" office:value-type="string">
            <text:p text:style-name="P6"/>
            <text:p text:style-name="P2">Jusqu’au </text:p>
            <text:p text:style-name="P1"><text:span text:style-name="T9">15/07/2016 inclus</text:span></text:p>
          </table:table-cell>
          <table:table-cell table:style-name="Tableau1.B1" office:value-type="string">
            <text:p text:style-name="P6"/>
            <text:p text:style-name="P15">Entre le</text:p>
            <text:p text:style-name="P1"><text:span text:style-name="T41">16/07 et le 03/08/2016</text:span></text:p>
          </table:table-cell>
          <table:table-cell table:style-name="Tableau1.D1" office:value-type="string">
            <text:p text:style-name="P6"/>
            <text:p text:style-name="P1"><text:span text:style-name="T43">Entre le 04/08 </text:span></text:p>
            <text:p text:style-name="P1"><text:span text:style-name="T43">et le 16/09/2016 </text:span></text:p>
          </table:table-cell>
        </table:table-row>
        <table:table-row table:style-name="Tableau1.1">
          <table:table-cell table:style-name="Tableau1.A2" office:value-type="string">
            <text:p text:style-name="P12"/>
            <text:p text:style-name="P14"><text:span text:style-name="T9">Période de</text:span><text:span text:style-name="T12"> </text:span><text:span text:style-name="T9">votre soutenance</text:span><text:span text:style-name="T12"><text:line-break/></text:span></text:p>
          </table:table-cell>
          <table:table-cell table:style-name="Tableau1.B2" office:value-type="string">
            <text:p text:style-name="P3"/>
            <text:p text:style-name="P1"><text:span text:style-name="T11">Période 1a</text:span><text:span text:style-name="T9"> :</text:span></text:p>
            <text:p text:style-name="P1"><text:span text:style-name="T9"><text:line-break/></text:span><text:span text:style-name="T14">du 29/06 au 06/07/2016</text:span></text:p>
          </table:table-cell>
          <table:table-cell table:style-name="Tableau1.C2" office:value-type="string">
            <text:p text:style-name="P16"/>
            <text:p text:style-name="P1"><text:span text:style-name="T42">Période 1b</text:span><text:span text:style-name="T9"> :</text:span></text:p>
            <text:p text:style-name="P1"><text:span text:style-name="T9"><text:line-break/></text:span><text:span text:style-name="T14">du 07 au 19/07/2016</text:span></text:p>
            <text:p text:style-name="P9">pas de soutenance</text:p>
            <text:p text:style-name="P1"><text:span text:style-name="T29">les </text:span><text:span text:style-name="T30">14 et 15/07</text:span></text:p>
          </table:table-cell>
          <table:table-cell table:style-name="Tableau1.D2" office:value-type="string">
            <text:p text:style-name="P13"/>
            <text:p text:style-name="P1"><text:span text:style-name="T44">Période 2</text:span><text:span text:style-name="T9"> :</text:span></text:p>
            <text:p text:style-name="P2"/>
            <text:p text:style-name="P1"><text:span text:style-name="T14">du 25/08 au</text:span></text:p>
            <text:p text:style-name="P1"><text:span text:style-name="T14">09/09/2016 </text:span><text:span text:style-name="T30">matin</text:span></text:p>
            <text:p text:style-name="P7"><text:s/></text:p>
          </table:table-cell>
        </table:table-row>
        <table:table-row table:style-name="Tableau1.1">
          <table:table-cell table:style-name="Tableau1.A1" office:value-type="string">
            <text:p text:style-name="P4"/>
            <text:p text:style-name="P14"><text:span text:style-name="T9">Votre Diplomation</text:span></text:p>
          </table:table-cell>
          <table:table-cell table:style-name="Tableau1.B1" office:value-type="string">
            <text:p text:style-name="P4"/>
            <text:p text:style-name="P1"><text:span text:style-name="T12">Jury du </text:span><text:span text:style-name="T9">13 juillet 2016</text:span></text:p>
          </table:table-cell>
          <table:table-cell table:style-name="Tableau1.D1" table:number-columns-spanned="2" office:value-type="string">
            <text:p text:style-name="P3"/>
            <text:p text:style-name="P1"><text:span text:style-name="T12">Jury du </text:span><text:span text:style-name="T9">15 septembre 2016</text:span></text:p>
          </table:table-cell>
          <table:covered-table-cell/>
        </table:table-row>
      </table:table>
      <text:p text:style-name="P8"/>
      <text:p text:style-name="P31"/>
      <text:p text:style-name="P33"><text:span text:style-name="T48">Indiquez votre période de soutenance</text:span><text:span text:style-name="T50"> : </text:span><text:span text:style-name="T51">cocher la case correspondante</text:span></text:p>
      <text:p text:style-name="P32"/>
      <text:p text:style-name="P34"><text:span text:style-name="T5"><text:s/></text:span><text:span text:style-name="T4"><text:tab/></text:span><text:span text:style-name="T52">Période 1a<text:tab/></text:span><field:fieldmark text:name="__Fieldmark__16_1051693303" field:type="vnd.oasis.opendocument.field.FORMCHECKBOX"><field:param field:name="Checkbox_HelpText" field:value=""/><field:param field:name="Checkbox_Name" field:value="CaseACocher3"/></field:fieldmark><text:span text:style-name="T49"><text:tab/></text:span><text:span text:style-name="T52">Période 1b<text:tab/></text:span><field:fieldmark text:name="__Fieldmark__17_1051693303" field:type="vnd.oasis.opendocument.field.FORMCHECKBOX"><field:param field:name="Checkbox_Checked" field:value="true"/><field:param field:name="Checkbox_HelpText" field:value=""/><field:param field:name="Checkbox_Name" field:value="CaseACocher3"/></field:fieldmark><text:span text:style-name="T53"><text:tab/></text:span><text:span text:style-name="T52">Période 2<text:tab/></text:span><field:fieldmark text:name="__Fieldmark__18_1051693303" field:type="vnd.oasis.opendocument.field.FORMCHECKBOX"><field:param field:name="Checkbox_Checked" field:value="false"/><field:param field:name="Checkbox_HelpText" field:value=""/><field:param field:name="Checkbox_Name" field:value="CaseACocher3"/></field:fieldmark></text:p>
      <text:p text:style-name="P17"/>
      <text:p text:style-name="P40"><text:tab/><text:tab/></text:p>
      <text:list xml:id="list5448854898982165349" text:style-name="WW8Num3">
        <text:list-item>
          <text:p text:style-name="P42"><text:span text:style-name="T35">Pour les périodes </text:span><text:span text:style-name="T36">1a</text:span><text:span text:style-name="T35"> et </text:span><text:span text:style-name="T36">1b</text:span><text:span text:style-name="T35"> : Retour </text:span><text:span text:style-name="T29">obligatoire</text:span><text:span text:style-name="T35"> par mail de cet imprimé </text:span><text:span text:style-name="T31">avant le 21/04/2016</text:span><text:span text:style-name="T36"> </text:span></text:p>
        </text:list-item>
      </text:list>
      <text:p text:style-name="P43"/>
      <text:list xml:id="list112718990385230" text:continue-numbering="true" text:style-name="WW8Num3">
        <text:list-item>
          <text:p text:style-name="P42"><text:span text:style-name="T35">Pour la période </text:span><text:span text:style-name="T36">2</text:span><text:span text:style-name="T35"> : Retour </text:span><text:span text:style-name="T29">obligatoire</text:span><text:span text:style-name="T35"> par mail de cet imprimé </text:span><text:span text:style-name="T31">avant le 07/05/2016</text:span><text:span text:style-name="T36"> </text:span></text:p>
        </text:list-item>
      </text:list>
      <text:p text:style-name="P41"/>
      <text:p text:style-name="P44"><draw:line text:anchor-type="char" draw:z-index="2" draw:style-name="gr2" draw:text-style-name="P59" svg:x1="-4.288cm" svg:y1="0.312cm" svg:x2="-2.764cm" svg:y2="0.312cm"><text:p/></draw:line>Au-delà de cette date butoir, votre créneau de soutenance sera imposé par Phelma</text:p>
      <text:p text:style-name="P36"/>
      <text:p text:style-name="P38"><draw:line text:anchor-type="char" draw:z-index="0" draw:style-name="gr1" draw:text-style-name="P59" svg:x1="-0.028cm" svg:y1="0.083cm" svg:x2="18.81cm" svg:y2="0.083cm"><text:p/></draw:line></text:p>
      <text:p text:style-name="P39"/>
      <text:p text:style-name="P35"><text:span text:style-name="T63">disponibilités</text:span><text:span text:style-name="T62"> de votre maître de stage et tuteur Phelma</text:span><text:span text:style-name="T15"> :</text:span></text:p>
      <text:p text:style-name="P37"/>
      <text:p text:style-name="P45"><draw:line text:anchor-type="char" draw:z-index="1" draw:style-name="gr2" draw:text-style-name="P59" svg:x1="0.464cm" svg:y1="0.397cm" svg:x2="1.708cm" svg:y2="0.397cm"><text:p/></draw:line><text:span text:style-name="T12">Indiquez les disponibilités de votre </text:span><text:span text:style-name="T9">tuteur</text:span><text:span text:style-name="T12"> et </text:span><text:span text:style-name="T9">maitre de stage</text:span><text:span text:style-name="T12"> : elles seront prises en compte dans la mesure du possible lors de la réalisation des plannings</text:span></text:p>
      <text:p text:style-name="P29"/>
      <text:p text:style-name="P46"><text:span text:style-name="T32">Indiquez</text:span><text:span text:style-name="T33"> </text:span><text:span text:style-name="T32">plusieurs</text:span><text:span text:style-name="T33"> </text:span><text:span text:style-name="T32">DATES</text:span><text:span text:style-name="T14"> </text:span><text:span text:style-name="T17">(</text:span><text:span text:style-name="T18">matin ou après-midi</text:span><text:span text:style-name="T17">) </text:span><text:span text:style-name="T14">+</text:span><text:span text:style-name="T15"> </text:span><text:span text:style-name="T17">si possible </text:span><text:span text:style-name="T19">des</text:span><text:span text:style-name="T18"> </text:span><text:span text:style-name="T19">créneaux horaires</text:span><text:span text:style-name="T17"> surtout si votre maitre de stage vient de loin</text:span><text:span text:style-name="T15"> (</text:span><text:span text:style-name="T64">pour ceux en DD IAE : contactez également le tuteur IAE</text:span><text:span text:style-name="T15">)</text:span></text:p>
      <text:p text:style-name="P30"/>
      <text:p text:style-name="P47"><text:span text:style-name="T65"></text:span><text:span text:style-name="T20"><text:tab/></text:span><text:span text:style-name="T13">LE <text:s/>MAITRE DE STAGE</text:span><text:span text:style-name="T20"> de l’entreprise/labo. : est disponible du : </text:span><field:fieldmark-start text:name="__Fieldmark__19_1051693303" field:type="vnd.oasis.opendocument.field.FORMTEXT"><field:param field:name="Description" field:value=""/><field:param field:name="Name" field:value="Texte5"/></field:fieldmark-start><text:span text:style-name="T22">7 au 13 Juillet, toute la journée (Institut Néel…)</text:span><field:fieldmark-end/></text:p>
      <text:p text:style-name="P48"/>
      <text:p text:style-name="P49"/>
      <text:p text:style-name="P47"><text:span text:style-name="T65"></text:span><text:span text:style-name="T20"><text:tab/></text:span><text:span text:style-name="T13">LE TUTEUR Phelma </text:span><text:span text:style-name="T20">(</text:span><text:span text:style-name="T13">indiquez </text:span><text:span text:style-name="T16">nom du tuteur</text:span><text:span text:style-name="T20">) </text:span><field:fieldmark-start text:name="__Fieldmark__20_1051693303" field:type="vnd.oasis.opendocument.field.FORMTEXT"><field:param field:name="Description" field:value=""/><field:param field:name="Name" field:value="Texte15"/></field:fieldmark-start><text:span text:style-name="T21">Jean-Christophe Toussaint</text:span><field:fieldmark-end/><text:span text:style-name="T20"> est disponible du : </text:span><field:fieldmark-start text:name="__Fieldmark__21_1051693303" field:type="vnd.oasis.opendocument.field.FORMTEXT"><field:param field:name="Description" field:value=""/><field:param field:name="Name" field:value="Texte7"/></field:fieldmark-start><text:span text:style-name="T20"><text:s text:c="6"/></text:span><text:span text:style-name="T25"><text:s text:c="2"/></text:span><field:fieldmark-end/></text:p>
      <text:p text:style-name="P50"/>
      <text:p text:style-name="P51"/>
      <text:p text:style-name="P51"/>
      <text:p text:style-name="P55"><draw:line text:anchor-type="char" draw:z-index="4" draw:style-name="gr2" draw:text-style-name="P59" svg:x1="0.252cm" svg:y1="0.392cm" svg:x2="1.363cm" svg:y2="0.392cm"><text:p/></draw:line><text:span text:style-name="T57">Lorsque votre créneau de soutenance sera fixé, </text:span><text:span text:style-name="T58">aucune demande de modification</text:span><text:span text:style-name="T57"> ne sera prise en compte</text:span></text:p>
      <text:p text:style-name="P53"/>
      <text:p text:style-name="P53"/>
      <text:p text:style-name="P54"><text:span text:style-name="T61">LES</text:span><text:span text:style-name="T47"> </text:span><text:span text:style-name="T61">PLANNINGS DE SOUTENANCE SERONT EN LIGNE SUR LE SITE</text:span><text:span text:style-name="T47"> </text:span><text:a xlink:type="simple" xlink:href="http://pfe3a.phelma.grenoble-inp.fr/" text:style-name="Internet_20_link" text:visited-style-name="Visited_20_Internet_20_Link"><text:span text:style-name="Internet_20_link"><text:span text:style-name="T3">http://pfe3a.phelma.grenoble-inp.fr</text:span></text:span></text:a><text:span text:style-name="T47"> : </text:span></text:p>
      <text:p text:style-name="P52">vous ne serez pas informé individuellement de votre créneau de sou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360 360" svg:d="M180 0l180 360h-36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style:font-name="Tahoma" fo:font-family="Tahoma" style:font-family-generic="swiss" style:font-pitch="variable" fo:font-size="20pt" fo:text-shadow="1pt 1pt" fo:font-weight="bold" style:font-size-asian="20pt" style:font-weight-asian="bold" style:font-name-complex="Tahoma" style:font-family-complex="Tahoma" style:font-family-generic-complex="swiss" style:font-pitch-complex="variable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Wingdings" fo:font-family="Wingdings" style:font-pitch="variable" style:font-charset="x-symbol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family-generic="roman" style:font-pitch="variable" style:font-charset="x-symbol" style:text-underline-style="non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80" style:font-name="Wingdings" fo:font-family="Wingdings" style:font-pitch="variable" style:font-charset="x-symbol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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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Wingdings 2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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a50021" style:font-name="Arial" fo:font-size="8pt" fo:font-weight="bold" style:font-size-asian="8pt" style:font-weight-asian="bold" style:font-name-complex="Arial" style:font-size-complex="11pt" style:font-weight-complex="bold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color="#a50021" style:font-name="Arial" fo:font-size="8pt" style:font-size-asian="8pt" style:font-name-complex="Arial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199cm" fo:margin-left="0.7cm" fo:margin-right="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cm" fo:margin-top="0.21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Phelma / Grenoble INP – 3 Parvis Louis Néel – CS 50257 – 38016 Grenoble cedex 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enserg</meta:initial-creator>
    <meta:creation-date>2014-03-20T10:59:00</meta:creation-date>
    <dc:date>2016-03-31T11:27:17.333482476</dc:date>
    <meta:print-date>2014-02-13T16:16:00</meta:print-date>
    <meta:editing-cycles>35</meta:editing-cycles>
    <meta:editing-duration>PT56M56S</meta:editing-duration>
    <meta:generator>LibreOffice/5.1.1.3$Linux_X86_64 LibreOffice_project/10m0$Build-3</meta:generator>
    <meta:document-statistic meta:table-count="1" meta:image-count="0" meta:object-count="0" meta:page-count="1" meta:paragraph-count="45" meta:word-count="380" meta:character-count="2136" meta:non-whitespace-character-count="1777"/>
  </office:meta>
</office:document-meta>
</file>